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Cambria" svg:font-family="Cambria"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master-page-name="Standard">
      <style:paragraph-properties style:page-number="auto"/>
    </style:style>
    <style:style style:name="P4" style:family="paragraph" style:parent-style-name="Standard">
      <style:paragraph-properties fo:margin-left="0in" fo:margin-right="0in" fo:text-indent="0in" style:auto-text-indent="false"/>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st of characters </text:p>
      <text:p text:style-name="Standard"/>
      <text:p text:style-name="Standard">Heroes </text:p>
      <text:p text:style-name="Standard"/>
      <text:p text:style-name="P1">Ahsoka Tano – (your character) – The young Jedi knight looking for the best way to serve the Republic, she stumbles on an unspoken program that morphs her into a brilliant tactician and fantastic individual fighter. <text:s/>(Voiced by Gemma Arterton)</text:p>
      <text:p text:style-name="Standard"/>
      <text:p text:style-name="P1">Cpt. Lawrence Typhon – The Leader and originator of the Black Ops program, he trains Ahsoka and four other soldiers to be the best in the entire Republic army. <text:s/>(Voiced by Liam McIntyre) </text:p>
      <text:p text:style-name="Standard"/>
      <text:p text:style-name="P1">Obi Wan Kenobi – the traditional Jedi master who looks more to keep the peace than win the war, he is constantly dealing with issues brought to him by the council and the senate. <text:s/></text:p>
      <text:p text:style-name="Standard"/>
      <text:p text:style-name="P1">Anakin Skywalker – General of the 501<text:span text:style-name="T1">st</text:span> legion and master to Ahsoka, he is usually against Ahsoka’s involvement with the non-Jedi run Black ops program when he finds out, becomes Darth Vader (voiced by Hayden Christiansen) </text:p>
      <text:p text:style-name="Standard"/>
      <text:p text:style-name="P1">Cpt. Spike – third in command to the Black Ops program, he earned the name spike for his interrogation method against separatist leaders. <text:s/></text:p>
      <text:p text:style-name="Standard"><text:tab/></text:p>
      <text:p text:style-name="P1">Sgt. Rodrigo – another black ops soldier, the pride of Spain, he is the most calm and well mannered soldier in the entire program </text:p>
      <text:p text:style-name="Standard"/>
      <text:p text:style-name="P1">Sgt. Jessie – Another black ops soldier, the most ornery of the group, he relies on brute force to accomplish most of his challenges </text:p>
      <text:p text:style-name="Standard"/>
      <text:p text:style-name="P1">Sgt. Flexx – the last black ops soldier, known for his crazy workout regimens and his strength as he can carry the heaviest weapons with ease <text:s/></text:p>
      <text:p text:style-name="Standard"/>
      <text:p text:style-name="P1">Mace Windu – Jedi Master and the reluctant leader of the Republic army, never ok with losing too many of his soldiers in the countless battles of the war, never leads on the battle field but is a brilliant tactician (voiced by TC Carson)</text:p>
      <text:p text:style-name="Standard"/>
      <text:p text:style-name="P1">Plo Koon – Another Jedi Master, father figure to Ahsoka after he brought her to become a Jedi, best friends with Lawrence Typhon from the academy days.</text:p>
      <text:p text:style-name="Standard"/>
      <text:p text:style-name="P1">Lux Bontari – Sen. Bontari’s son and leader of Onderon rebellion during the war, fights with the clear signs of Ahsoka’s care and his own path of glory. <text:s/></text:p>
      <text:p text:style-name="Standard"><text:tab/></text:p>
      <text:p text:style-name="P1"><text:soft-page-break/>Adml. Ackbar – The Calamari leader of the Rebel Alliance navy, called upon after securing the succession of a new king of Mon Calla. <text:s/></text:p>
      <text:p text:style-name="Standard"/>
      <text:p text:style-name="P1">Steela Bontari – wife of Lux, a former rebel of Onderon and imperial senator, she loves to get under Ahsoka’s skin about their mutual attachment to Lux.</text:p>
      <text:p text:style-name="Standard"/>
      <text:p text:style-name="P1">Padme Amidala <text:s/>- the senator from Naboo and wife of Anakin Skywalker, takes Ahsoka as a personal bodyguard any time she felt in danger. <text:s/></text:p>
      <text:p text:style-name="Standard"/>
      <text:p text:style-name="P1">Master Yoda – the all knowing leader of the Jedi order, not seen as much as one would think, he is also one of the last Jedi to survive the order. <text:s text:c="2"/></text:p>
      <text:p text:style-name="P1"/>
      <text:p text:style-name="P1">Aaron Typhon – the adopted son of Lawrence, joined the Imperial army following in his father’s footsteps in a different time, meets Lawrence for the first time after the great victory. <text:s/></text:p>
      <text:p text:style-name="P1"/>
      <text:p text:style-name="P1">Mike Houston – a rebel soldier who quickly rises through the ranks to become one of the better fighters. </text:p>
      <text:p text:style-name="Standard"/>
      <text:p text:style-name="Standard">Villains </text:p>
      <text:p text:style-name="Standard"/>
      <text:p text:style-name="P1">Admiral/Praetor Tiberius Flavius Lobo – the fiery leader of the Imperial Extermination force, he was given charge of finding and destroying the rebellion formed by Tano and Typhon. <text:s/>(Voiced by Craig Parker)</text:p>
      <text:p text:style-name="Standard"/>
      <text:p text:style-name="P1">General Grievous – the leader of the entire separatist droid army, the main target of the black ops program, he never respects anyone and always seems angry and frustrated. <text:s/>(voiced by Mathew Wood)</text:p>
      <text:p text:style-name="Standard"/>
      <text:p text:style-name="P1">Asaj Ventress – the personal assassin of count dooku, after she feels betrayed by the count she becomes a bounty hunter and helps Ahsoka escape arrest. <text:s/></text:p>
      <text:p text:style-name="Standard"/>
      <text:p text:style-name="P1">Count Dooku – the Leader of the CIS and president of the Sep. senate, he is usually overlooked even by Typhon and the Black ops program. <text:s/></text:p>
      <text:p text:style-name="Standard"/>
      <text:p text:style-name="P1">Darth Vader <text:s/>- (formerly Anakin Skywalker) – the Lord of the Empire and leader of the imperial armies, has many quarrels with Lobo about who is really in charge of bringing down the rebellion started by his former pupil.</text:p>
      <text:p text:style-name="Standard"/>
      <text:p text:style-name="P1">Darth Sidious <text:s/>- (Bill Belicheck) – the Emperor and leader of the Empire, sees it necessary to destroy any hope for his enemies whether it be the Jedi or the Rebellion. <text:s/></text:p>
      <text:p text:style-name="Standard"/>
      <text:p text:style-name="P1">Cdr. Dante “Osi” <text:s/>Sobeck <text:s/>- the Prison warden at the citadel, known to be incredibly ruthless when interrogating prisoners, know to the clones as a true piece of shit. <text:s/></text:p>
      <text:p text:style-name="Standard"><text:soft-page-break/></text:p>
      <text:p text:style-name="P1">Riff Tamson – the Separatist emissary when our heroes arrive at mon calla to ensure there is now civil war on the planet, starts by killing the former king of the Calamari. <text:s/></text:p>
      <text:p text:style-name="Standard"/>
      <text:p text:style-name="P1">Phan Kim – the founder of the UAF (United Armies of Felucia) and separatist ally who makes life hell for republic prisoners of war by creating the seven POW camps across the jungles of the planet. <text:s/></text:p>
      <text:p text:style-name="Standard"/>
      <text:p text:style-name="P1">Commodius “Pre” Vizla – leader of a terror group called <text:bookmark text:name="_GoBack"/>Deathwatch, he wishes to destroy the Republic backed government of Mandalore and allies himself with Sith lord Darth Maul.</text:p>
      <text:p text:style-name="Standard"/>
      <text:p text:style-name="P1">Aura Sing – a bounty hunter and rival of Ahsoka, she is more of an assassin than Ventress but is unable to consistently find work with her lengthening list of failures. <text:s/>(voiced by Lucy Lawless)</text:p>
      <text:p text:style-name="Standard"/>
      <text:p text:style-name="P1">Starrkiller – the secret apprentice of Darth Vader, sports a similar fighting style to Ahsoka but the first time the two meet on the battle field he is then immediately out of his league. <text:s/></text:p>
      <text:p text:style-name="Standard"/>
      <text:p text:style-name="P1">Gov. Tarken – the devoted Imperial officer who will stop it nothing to get the emperor’s respect and to destroy the rising rebellion. <text:s/></text:p>
      <text:p text:style-name="Standard"/>
      <text:p text:style-name="P1">Cad Bane - (Thad Lewis) – another bounty hunter, had several run-ins with the Jedi although he seems overmatched when fighting Ahsoka. </text:p>
      <text:p text:style-name="Standard"/>
      <text:p text:style-name="Standard"/>
      <text:p text:style-name="Standard">Factions </text:p>
      <text:p text:style-name="Standard"/>
      <text:p text:style-name="P1">Republic <text:s/>- the old republic run by the democracy of the senate and Chancellor Palpetine </text:p>
      <text:p text:style-name="P1"/>
      <text:p text:style-name="P1">CIS – (Confederacy of Independent Systems) – the droid army under the control of Grievous and Dooku</text:p>
      <text:p text:style-name="P1"/>
      <text:p text:style-name="P1">Empire – the fall of the republic marked the beginning of the galactic empire, which show few signs (Senate) of the old republic as they conquer every planet they can.</text:p>
      <text:p text:style-name="Standard"/>
      <text:p text:style-name="P1">Rebels – the resistance to the empire created by Ahsoka and Typhon as a vengeance plot against the people who took everything away from them. <text:s/></text:p>
      <text:p text:style-name="P1"/>
      <text:p text:style-name="P1">UAF – the militia of Felucia that sided with the separatist alliance during the republic invasion of Felucia. <text:s/></text:p>
      <text:p text:style-name="Standard"/>
      <text:p text:style-name="P1"><text:soft-page-break/>Death Watch – a terrorist group headed by Vizla to oust the republic backed <text:s/>duchess of Mandalore . </text:p>
      <text:p text:style-name="Standard"/>
      <text:p text:style-name="P1">Spec ops – the republic’s secret op missions against the Separatists, training a small team of soldiers to go behind enemy lines and knock off the top leaders in order to end the war sooner. <text:s/></text:p>
      <text:p text:style-name="P1"/>
      <text:p text:style-name="P1"/>
      <text:p text:style-name="P2">Enemies </text:p>
      <text:p text:style-name="P2"/>
      <text:p text:style-name="P2">Battle Droid – the common soldier of the separatist army; they are weak, dimwitted and not vey efficient, except in large number </text:p>
      <text:p text:style-name="P2"/>
      <text:p text:style-name="P2">Super Battle Droid – the stronger, better armored, smarter foot soldier of the Droid army, mostly seen in platoons </text:p>
      <text:p text:style-name="P2"/>
      <text:p text:style-name="P2">Magna Guard – the bodyguards of the Separatist royalty, have tough armor, an electro spear, and have better battle skills than most foot soldiers </text:p>
      <text:p text:style-name="P2"/>
      <text:p text:style-name="P2">Commando Droid – the smartest, most keen minded droids in the army, experts in terrorism, infiltration and many other dirty methods of war</text:p>
      <text:p text:style-name="P2"/>
      <text:p text:style-name="P2">Geonosian Foot Soldier – the main backbone of the geonosian tribes army, carry high fire rate weapons and have little to no armor to keep their speed up</text:p>
      <text:p text:style-name="P2"/>
      <text:p text:style-name="P2">Geonosian Elite – a larger, tougher brood of Geonosian soldier, carries a spear and has heavy bronze chest plates </text:p>
      <text:p text:style-name="P2"/>
      <text:p text:style-name="P2">Geonosian Zombie – the name states the obvious </text:p>
      <text:p text:style-name="P2"/>
      <text:p text:style-name="P2">UAF Guerrilla – the militia soldiers that infest the jungles of felucia, are armed with AR-47's, machetes, frag grenades and have superior skills in guerrilla warfare</text:p>
      <text:p text:style-name="P2"/>
      <text:p text:style-name="P2">Amphibian Droids: mobile droids that can survive underneath the water </text:p>
      <text:p text:style-name="P2"/>
      <text:p text:style-name="P2">Quaren Hoplite: the main warrior of the Quaren army, carry bronze shields and spears as traditional hoplites</text:p>
      <text:p text:style-name="P2"/>
      <text:p text:style-name="P2">Zygarrian Liegonare: the well armed and well trained Zygarrian footsoldier: they wear thick armor, carry large shileds and high range rifles. <text:s text:c="2"/></text:p>
      <text:p text:style-name="P2"/>
      <text:p text:style-name="P2">CIS Spetsnaz: the toughest fighter the droid army has to offer, these troops carry heavy armor, have laser RPK's, are huge in stature and are hard to kill. <text:s/>They are only seen once.</text:p>
      <text:p text:style-name="P2"/>
      <text:p text:style-name="P2"><text:soft-page-break/>Vulture Droids: the new version of the Droid Starfighter, is quicker, more powerful laser cannons and heat seeking missiles. </text:p>
      <text:p text:style-name="P2"/>
      <text:p text:style-name="P2">Droid Tri-fighters: this interceptor type fighter is a fast and agile fighter that produces buzz droids and frustrated pilots.</text:p>
      <text:p text:style-name="P2"/>
      <text:p text:style-name="P2">Clone Trooper: the main unit of the Republic army, they will be your allies until order 66 then they become a stronger foot-soldier carrying a rifle or shotgun, plated with armor.</text:p>
      <text:p text:style-name="P2"/>
      <text:p text:style-name="P2">Storm Trooper: the main soldier of the Galactic Empire, they have blast-resistant armor, high powered blaster rifles, grenades and a pistol. They are usually fighting in centuries. </text:p>
      <text:p text:style-name="P2"/>
      <text:p text:style-name="P2">Dark Trooper: the sudo centurion of the Imperial armies, have a jet pack and stronger gray armor, they carry shotguns and Dark sabers. <text:s/></text:p>
      <text:p text:style-name="P2"/>
      <text:p text:style-name="P2"/>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Cambria" svg:font-family="Cambria"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Noah</meta:initial-creator>
    <meta:editing-cycles>20</meta:editing-cycles>
    <meta:creation-date>2013-02-17T23:45:00</meta:creation-date>
    <dc:date>2014-04-07T20:41:23</dc:date>
    <meta:editing-duration>P9DT6M56S</meta:editing-duration>
    <meta:generator>OpenOffice.org/3.4.1$Unix OpenOffice.org_project/341m1$Build-9593</meta:generator>
    <meta:document-statistic meta:table-count="0" meta:image-count="0" meta:object-count="0" meta:page-count="5" meta:paragraph-count="62" meta:word-count="1456" meta:character-count="845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